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margin-left="0.0102in" fo:margin-right="0in" fo:text-indent="0in" style:auto-text-indent="false"/>
      <style:text-properties style:font-name="Albany AMT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0pt" fo:font-weight="normal" style:font-size-asian="10pt" style:font-weight-asian="normal" style:font-size-complex="10pt"/>
    </style:style>
    <style:style style:name="P4" style:family="paragraph" style:parent-style-name="H1">
      <style:paragraph-properties fo:margin-left="0in" fo:margin-right="0in" fo:text-indent="0in" style:auto-text-indent="false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officeooo:paragraph-rsid="0028483c"/>
    </style:style>
    <style:style style:name="P7" style:family="paragraph" style:parent-style-name="Standard">
      <style:text-properties officeooo:paragraph-rsid="00228b23"/>
    </style:style>
    <style:style style:name="P8" style:family="paragraph" style:parent-style-name="H1">
      <style:text-properties fo:font-size="14pt" fo:font-weight="bold" style:font-size-asian="14pt" style:font-size-complex="14pt"/>
    </style:style>
    <style:style style:name="P9" style:family="paragraph" style:parent-style-name="H2"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H2">
      <style:text-properties officeooo:paragraph-rsid="0028483c"/>
    </style:style>
    <style:style style:name="P11" style:family="paragraph" style:parent-style-name="Standard" style:list-style-name="List_20_1"/>
    <style:style style:name="P12" style:family="paragraph" style:parent-style-name="Standard" style:list-style-name="List_20_1">
      <style:text-properties officeooo:paragraph-rsid="00270b59"/>
    </style:style>
    <style:style style:name="P13" style:family="paragraph" style:parent-style-name="Standard" style:list-style-name="List_20_1">
      <style:text-properties officeooo:paragraph-rsid="0028483c"/>
    </style:style>
    <style:style style:name="P14" style:family="paragraph" style:parent-style-name="Standard" style:list-style-name="List_20_1">
      <style:text-properties style:font-name="Albany AMT"/>
    </style:style>
    <style:style style:name="P15" style:family="paragraph" style:parent-style-name="Standard" style:list-style-name="List_20_1">
      <style:text-properties fo:font-weight="normal" officeooo:paragraph-rsid="0028483c" style:font-weight-asian="normal" style:font-weight-complex="normal"/>
    </style:style>
    <style:style style:name="P16" style:family="paragraph" style:parent-style-name="Standard" style:list-style-name="List_20_1">
      <style:text-properties fo:font-size="10pt" fo:font-weight="normal" style:font-size-asian="10pt" style:font-weight-asian="normal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c4d0" style:font-weight-asian="bold" style:font-weight-complex="bold"/>
    </style:style>
    <style:style style:name="T3" style:family="text">
      <style:text-properties fo:font-weight="bold" officeooo:rsid="002448b6" style:font-weight-asian="bold" style:font-weight-complex="bold"/>
    </style:style>
    <style:style style:name="T4" style:family="text">
      <style:text-properties fo:font-weight="bold" officeooo:rsid="002acfda" style:font-weight-asian="bold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/>
    </style:style>
    <style:style style:name="T7" style:family="text">
      <style:text-properties fo:font-size="14pt" fo:font-weight="bold" style:font-size-asian="14pt" style:font-size-complex="14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e5ca2"/>
    </style:style>
    <style:style style:name="T10" style:family="text">
      <style:text-properties officeooo:rsid="0023c4d0"/>
    </style:style>
    <style:style style:name="T11" style:family="text">
      <style:text-properties officeooo:rsid="00256434"/>
    </style:style>
    <style:style style:name="T12" style:family="text">
      <style:text-properties officeooo:rsid="00270b59"/>
    </style:style>
    <style:style style:name="T13" style:family="text">
      <style:text-properties officeooo:rsid="00275aae"/>
    </style:style>
    <style:style style:name="T14" style:family="text">
      <style:text-properties officeooo:rsid="00279d82"/>
    </style:style>
    <style:style style:name="T15" style:family="text">
      <style:text-properties officeooo:rsid="0028483c"/>
    </style:style>
    <style:style style:name="T16" style:family="text">
      <style:text-properties officeooo:rsid="0029f1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itle">Thomas Ingram</text:p>
            </table:table-cell>
            <table:table-cell table:style-name="Table1.A1" office:value-type="string">
              <text:p text:style-name="Default_20_Alt">Apex, NC 27502</text:p>
              <text:p text:style-name="Default_20_Alt">rg+hireme@ravinggenius.com</text:p>
              <text:p text:style-name="Default_20_Alt">m: 919 449.6305</text:p>
            </table:table-cell>
          </table:table-row>
        </table:table-header-rows>
      </table:table>
      <text:p text:style-name="P8">Professional Summary</text:p>
      <text:list xml:id="list1273768525" text:style-name="List_20_1">
        <text:list-item>
          <text:p text:style-name="P14">Self-taught programmer with strong desire to learn</text:p>
        </text:list-item>
        <text:list-item>
          <text:p text:style-name="P14">Webmaster for many sites (some built from scratch and some CMS-based)</text:p>
        </text:list-item>
        <text:list-item>
          <text:p text:style-name="P14">Strong sense of object-oriented programming</text:p>
        </text:list-item>
        <text:list-item>
          <text:p text:style-name="P14">MVC (Rails, Sinatra, Merb, ASP.NET MVC, <text:span text:style-name="T13">others </text:span><text:span text:style-name="T16">-</text:span><text:span text:style-name="T13"> </text:span><text:span text:style-name="T16">including a custom PHP framework</text:span>)</text:p>
        </text:list-item>
        <text:list-item>
          <text:p text:style-name="P14">GNU|Linux evangelist and Open Source advocate</text:p>
        </text:list-item>
        <text:list-item>
          <text:p text:style-name="P14">Well-developed analytical skills</text:p>
        </text:list-item>
        <text:list-item>
          <text:p text:style-name="P14"><text:span text:style-name="T14">W</text:span>orked with large datasets (1.5M to 2M records)</text:p>
        </text:list-item>
        <text:list-item>
          <text:p text:style-name="P14">Attend trade meetings and conferences regularly</text:p>
        </text:list-item>
        <text:list-item>
          <text:p text:style-name="P14"><text:span text:style-name="T14">C</text:span>onfigured systems and networks professionally and personally</text:p>
        </text:list-item>
        <text:list-item>
          <text:p text:style-name="P14">Technical advisor to several people</text:p>
        </text:list-item>
      </text:list>
      <text:p text:style-name="P1"/>
      <text:p text:style-name="H1">Technical<text:span text:style-name="T7"> Summary</text:span></text:p>
      <text:p text:style-name="Standard"><text:span text:style-name="T1">Languages:</text:span> HTML (4, 5), CSS (2, 2.1, 3), Ruby (1.8, 1.9), JavaScript | JSON, PHP (4, 5), C# (2, 3), VB (2, 3), ASP.NET (2, 3, 3.5), XML, ColdFusion, Flex | AS3, VBA</text:p>
      <text:p text:style-name="Standard"/>
      <text:p text:style-name="Standard"><text:span text:style-name="T1">Databases:</text:span> SQLite, MySQL, MSSQL, <text:span text:style-name="T9">MongoDB</text:span></text:p>
      <text:p text:style-name="Standard"/>
      <text:p text:style-name="Standard"><text:span text:style-name="T1">Code Samples:</text:span> http://github.com/ravinggenius</text:p>
      <text:p text:style-name="Standard"/>
      <text:p text:style-name="P7"><text:span text:style-name="T1">Other:</text:span> git, SVN, REST, VIM, text editor, Regular Expressions, Visual Studio (2005, 2008), Pair Programming, Drupal (4.7, 5, 6), Agile, TDD, SharePoint 2007, Joomla! (1.1, 1.5)</text:p>
      <text:p text:style-name="Standard"/>
      <text:p text:style-name="Standard"><text:span text:style-name="T1">Future Interests:</text:span> <text:span text:style-name="T11">Server-side JavaScript, </text:span>LISP, C++, NoSQL, PostgreSQL, Graphic Design, Java (maybe), The Next Big Thing</text:p>
      <text:p text:style-name="P1"/>
      <text:p text:style-name="P4">Professional Experience</text:p>
      <text:p text:style-name="H2"><text:span text:style-name="T15">RoleModel Software</text:span>; <text:span text:style-name="T15">Independent Contractor</text:span>; <text:span text:style-name="T15">Holly Springs</text:span>, NC; 0<text:span text:style-name="T15">4</text:span>/20<text:span text:style-name="T15">10</text:span> - present</text:p>
      <text:list xml:id="list919159380" text:continue-numbering="true" text:style-name="List_20_1">
        <text:list-item>
          <text:p text:style-name="P12"><text:span text:style-name="T10">Helped build a digital kiosk for distributing Bibles and Bible-related material to third-world countries</text:span> <text:span text:style-name="T2">Ruby, Rails</text:span><text:span text:style-name="T1">, </text:span><text:span text:style-name="T3">HAML/</text:span><text:span text:style-name="T2">SASS, </text:span><text:span text:style-name="T3">JavaScript</text:span><text:span text:style-name="T1">, </text:span><text:span text:style-name="T2">PostgreSQL</text:span></text:p>
        </text:list-item>
        <text:list-item>
          <text:p text:style-name="P12"><text:span text:style-name="T10">Helped build a</text:span><text:span text:style-name="T12">n internal tool for Procter &amp; Gamble</text:span> <text:span text:style-name="T2">Ruby, Rails</text:span><text:span text:style-name="T1">, </text:span><text:span text:style-name="T3">HAML/</text:span><text:span text:style-name="T2">SASS, </text:span><text:span text:style-name="T3">JavaScript</text:span><text:span text:style-name="T1">, </text:span><text:span text:style-name="T2">PostgreSQL</text:span></text:p>
        </text:list-item>
      </text:list>
      <text:p text:style-name="Standard"/>
      <text:p text:style-name="P10">яandomByDesign; Freelancer | Owner; Apex, NC; 03/2008 - present</text:p>
      <text:list xml:id="list426145665" text:continue-numbering="true" text:style-name="List_20_1">
        <text:list-item>
          <text:p text:style-name="P13"><text:span text:style-name="T8">Created a church </text:span><text:span text:style-name="T1">CMS</text:span><text:span text:style-name="T8">-backed website for a friend </text:span><text:span text:style-name="T1">Drupal, PHP, MySQL</text:span></text:p>
        </text:list-item>
        <text:list-item>
          <text:p text:style-name="P15">Hand-crafted several websites for friends and family <text:span text:style-name="T1">Ruby, Sinatra, HTML, CSS, JavaScript</text:span></text:p>
        </text:list-item>
      </text:list>
      <text:p text:style-name="P6"/>
      <text:p text:style-name="P10">CISYS | Life Sciences; Web Developer; <text:span text:style-name="T5">N Raleigh, NC; 10/2007 - 03/2010</text:span></text:p>
      <text:list xml:id="list72831200" text:continue-numbering="true" text:style-name="List_20_1">
        <text:list-item>
          <text:p text:style-name="P11">Built a <text:span text:style-name="T1">SharePoint</text:span>-backed IRB system from scratch with custom secure login <text:span text:style-name="T1">C#, HTML, CSS, JavaScript</text:span></text:p>
          <text:list>
            <text:list-item>
              <text:p text:style-name="P11">Built a flexible <text:span text:style-name="T1">ORM</text:span><text:span text:style-name="T8"> for interacting with SharePoint’s database (inspired by </text:span><text:span text:style-name="T1">Ruby</text:span><text:span text:style-name="T8">’s </text:span><text:span text:style-name="T1">DataMapper</text:span><text:span text:style-name="T8">)</text:span></text:p>
            </text:list-item>
            <text:list-item>
              <text:p text:style-name="P11">Created many helper classes, including an <text:span text:style-name="T1">HTM</text:span><text:span text:style-name="T4">L|XM</text:span><text:span text:style-name="T1">L</text:span>-generation library</text:p>
            </text:list-item>
          </text:list>
        </text:list-item>
        <text:list-item>
          <text:p text:style-name="P11">Created several websites, primarily using <text:span text:style-name="T1">ASP.NET</text:span> technologies, including CISYS’. <text:span text:style-name="T1">HTML, CSS, JavaScript, AJAX, C#, VB.NET, PHP</text:span></text:p>
        </text:list-item>
        <text:list-item>
          <text:p text:style-name="P16">Advocated improved development methodologies, such as test-driven development</text:p>
        </text:list-item>
        <text:list-item>
          <text:p text:style-name="P16">Contracted with partner/vendor, Presentation Strategies</text:p>
          <text:list>
            <text:list-item>
              <text:p text:style-name="P11"><text:span text:style-name="T6">Supported existing reporting projects </text:span><text:span text:style-name="T5">MSSQL, XML, VBA</text:span></text:p>
            </text:list-item>
            <text:list-item>
              <text:p text:style-name="P11"><text:span text:style-name="T6">Updated and maintained some websites </text:span><text:span text:style-name="T1">PHP, HTML</text:span><text:span text:style-name="T5">, CSS, MSSQL, MySQL</text:span></text:p>
            </text:list-item>
          </text:list>
        </text:list-item>
      </text:list>
      <text:p text:style-name="P5"/>
      <text:p text:style-name="P9">Sir Speedy Cary; Mail Room Supervisor | Web Developer; Cary, NC; 09/2005 - 10/2007</text:p>
      <text:list xml:id="list1498785485" text:continue-numbering="true" text:style-name="List_20_1">
        <text:list-item>
          <text:p text:style-name="P16">Built an online ordering system for our largest client to replace the old one <text:span text:style-name="T1">PHP, HTML, CSS, MySQL</text:span></text:p>
        </text:list-item>
        <text:list-item>
          <text:p text:style-name="P16"><text:soft-page-break/>Address and prepare letters and postcards for bulk mail</text:p>
        </text:list-item>
        <text:list-item>
          <text:p text:style-name="P16">Cut paper, run deliveries, collate, hole punch and make computer recommendations</text:p>
        </text:list-item>
      </text:list>
      <text:p text:style-name="Standard"/>
      <text:p text:style-name="P4">Education</text:p>
      <text:p text:style-name="H2">Sandhills Community College; Pinehurst, NC; 2001 spring</text:p>
      <text:list xml:id="list72472992" text:continue-numbering="true" text:style-name="List_20_1">
        <text:list-item>
          <text:p text:style-name="P11">Accrued some basic credits</text:p>
        </text:list-item>
        <text:list-item>
          <text:p text:style-name="P11">Left after a semester because of finances</text:p>
        </text:list-item>
      </text:list>
      <text:p text:style-name="P2"/>
      <text:p text:style-name="H2">Pensacola Christian College; Pensacola, FL; 2000 spring</text:p>
      <text:list xml:id="list1158905829" text:continue-numbering="true" text:style-name="List_20_1">
        <text:list-item>
          <text:p text:style-name="P16">Computer Science major</text:p>
        </text:list-item>
        <text:list-item>
          <text:p text:style-name="P16">Left after a semester because of stringent rules</text:p>
        </text:list-item>
      </text:list>
      <text:p text:style-name="P3"/>
      <text:p text:style-name="H2">Calvary Christian School; Southern Pines, NC; 1995 - 1999</text:p>
      <text:list xml:id="list524136532" text:continue-numbering="true" text:style-name="List_20_1">
        <text:list-item>
          <text:p text:style-name="P11">Chose electives that focused on Math, Physics and Logic</text:p>
        </text:list-item>
      </text:list>
      <text:p text:style-name="Standard"/>
      <text:p text:style-name="H1">Certifications</text:p>
      <text:list xml:id="list1824342676" text:continue-numbering="true" text:style-name="List_20_1">
        <text:list-item>
          <text:p text:style-name="P11">Computer Troubleshooting; Wake Technical Community College; 2006</text:p>
        </text:list-item>
        <text:list-item>
          <text:p text:style-name="P11">MySQL; Wake Technical Community College; 200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lr-tb"/>
      <style:text-properties fo:color="#000000" style:font-name="Thorndale AMT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02in" fo:margin-right="0in" fo:margin-top="0in" fo:margin-bottom="0in" fo:text-indent="0in" style:auto-text-indent="false">
        <style:tab-stops/>
      </style:paragraph-properties>
      <style:text-properties style:font-name="Albany AMT" fo:font-size="10pt" fo:font-weight="norm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1" style:family="paragraph" style:parent-style-name="Standard" style:class="text" style:master-page-name="">
      <style:paragraph-properties fo:margin-left="0.0102in" fo:margin-right="0in" fo:margin-top="0.1575in" fo:margin-bottom="0.0783in" fo:text-align="start" style:justify-single-word="false" fo:text-indent="0in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auto-update="true" style:class="text" style:master-page-name="">
      <style:paragraph-properties fo:margin-top="0.0398in" fo:margin-bottom="0.0783in" fo:text-align="start" style:justify-single-word="false" style:page-number="auto"/>
      <style:text-properties fo:font-size="10pt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2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2_20_Alt" style:display-name="H2 Alt" style:family="paragraph" style:parent-style-name="H2" style:auto-update="true">
      <style:paragraph-properties fo:text-align="end" style:justify-single-word="false"/>
    </style:style>
    <style:style style:name="Default_20_Alt" style:display-name="Default Alt" style:family="paragraph" style:parent-style-name="Standard" style:auto-update="true">
      <style:paragraph-properties fo:text-align="end" style:justify-single-word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Thomas Ingram</meta:initial-creator>
    <meta:creation-date>2007-05-22T21:52:06</meta:creation-date>
    <dc:creator>Thomas Ingram</dc:creator>
    <dc:date>2010-11-10T16:43:23</dc:date>
    <dc:language>en-US</dc:language>
    <meta:editing-cycles>241</meta:editing-cycles>
    <meta:editing-duration>PT77H26M17S</meta:editing-duration>
    <meta:document-statistic meta:table-count="1" meta:image-count="0" meta:object-count="0" meta:page-count="2" meta:paragraph-count="53" meta:word-count="491" meta:character-count="3278"/>
    <meta:user-defined meta:name="Info 1"/>
    <meta:user-defined meta:name="Info 2"/>
    <meta:user-defined meta:name="Info 3"/>
    <meta:user-defined meta:name="Info 4"/>
  </office:meta>
</office:document-meta>
</file>